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0ec1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0.5pt" fo:font-weight="bold" officeooo:paragraph-rsid="000f7f32" officeooo:rsid="000f7f32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0f7f32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c914b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ec1b" style:font-name="Arial" style:font-size-asian="10pt" style:font-size-complex="10pt"/>
    </style:style>
    <style:style style:family="paragraph" style:name="P14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1pt" fo:font-style="normal" fo:font-weight="normal" officeooo:paragraph-rsid="0020ec1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normal" officeooo:paragraph-rsid="001df1d5" officeooo:rsid="00362119" style:font-name="arial" style:font-size-asian="11pt" style:font-size-complex="11pt" style:font-weight-asian="normal" style:font-weight-complex="normal"/>
    </style:style>
    <style:style style:family="paragraph" style:name="P16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17d0e6"/>
    </style:style>
    <style:style style:family="text" style:name="T6">
      <style:text-properties officeooo:rsid="001a970e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Signaletic()&quot;">mailed_data.getSignaletic()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do text if self.hasMultipleApplicants()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do text if self.hasSingleApplicant()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2"/>
      <text:p text:style-name="P12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1:46.212330381</dc:date>
    <dc:language>fr-FR</dc:language>
    <meta:editing-cycles>163</meta:editing-cycles>
    <meta:editing-duration>P2DT5H27M12S</meta:editing-duration>
    <meta:document-statistic meta:table-count="1" meta:image-count="0" meta:object-count="0" meta:page-count="1" meta:paragraph-count="12" meta:word-count="96" meta:character-count="867" meta:non-whitespace-character-count="798"/>
    <meta:user-defined meta:name="Info 1"/>
    <meta:user-defined meta:name="Info 2"/>
    <meta:user-defined meta:name="Info 3"/>
    <meta:user-defined meta:name="Info 4"/>
  </office:meta>
</office:document-meta>
</file>